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27cm" svg:stroke-color="#000000" draw:marker-start-width="0.39cm" draw:marker-end-width="0.39cm" draw:fill="solid" draw:fill-color="#eeeeee" draw:opacity="100%" draw:textarea-vertical-align="middle" fo:padding-top="0.188cm" fo:padding-bottom="0.188cm" fo:padding-left="0.313cm" fo:padding-right="0.313cm" draw:shadow-opacity="100%"/>
    </style:style>
    <style:style style:name="gr2" style:family="graphic" style:parent-style-name="standard">
      <style:graphic-properties draw:stroke="none" svg:stroke-color="#000000" draw:fill="none" draw:fill-color="#ffffff" draw:opacity="100%" draw:textarea-horizontal-align="center" draw:textarea-vertical-align="middle" draw:auto-grow-height="true" draw:auto-grow-width="false" fo:min-height="1.782cm" fo:min-width="0cm" draw:shadow-opacity="100%"/>
    </style:style>
    <style:style style:name="gr3" style:family="graphic" style:parent-style-name="objectwithoutfill">
      <style:graphic-properties svg:stroke-color="#999999" draw:fill="none" draw:opacity="100%" draw:textarea-vertical-align="middle" draw:shadow-opacity="100%"/>
    </style:style>
    <style:style style:name="gr4" style:family="graphic" style:parent-style-name="objectwithoutfill">
      <style:graphic-properties draw:marker-end="Arrow" draw:marker-end-width="0.3cm" draw:fill="none" draw:opacity="100%" draw:textarea-vertical-align="middle" draw:shadow-opacity="100%"/>
    </style:style>
    <style:style style:name="gr5" style:family="graphic" style:parent-style-name="standard">
      <style:graphic-properties draw:stroke="none" svg:stroke-color="#000000" draw:fill="none" draw:fill-color="#ffffff" draw:opacity="100%" draw:textarea-horizontal-align="center" draw:textarea-vertical-align="middle" draw:auto-grow-height="false" fo:min-height="1.272cm" fo:padding-top="0cm" fo:padding-bottom="0cm" fo:padding-left="0cm" fo:padding-right="0cm" draw:shadow-opacity="100%"/>
    </style:style>
    <style:style style:name="gr6" style:family="graphic" style:parent-style-name="standard">
      <style:graphic-properties svg:stroke-width="0.127cm" svg:stroke-color="#000000" draw:marker-start-width="0.39cm" draw:marker-end-width="0.39cm" draw:fill="solid" draw:fill-color="#eeeeee" draw:opacity="40%" draw:textarea-vertical-align="middle" fo:padding-top="0.188cm" fo:padding-bottom="0.188cm" fo:padding-left="0.313cm" fo:padding-right="0.313cm" draw:shadow-opacity="40%"/>
    </style:style>
    <style:style style:name="gr7" style:family="graphic" style:parent-style-name="standard">
      <style:graphic-properties draw:stroke="none" svg:stroke-color="#000000" draw:fill="none" draw:fill-color="#ffffff" draw:opacity="40%" draw:textarea-horizontal-align="center" draw:textarea-vertical-align="middle" draw:auto-grow-height="true" draw:auto-grow-width="false" fo:min-height="1.782cm" fo:min-width="0cm" draw:shadow-opacity="40%"/>
    </style:style>
    <style:style style:name="gr8" style:family="graphic" style:parent-style-name="objectwithoutfill">
      <style:graphic-properties svg:stroke-color="#999999" draw:fill="none" draw:opacity="40%" draw:textarea-vertical-align="middle" draw:shadow-opacity="40%"/>
    </style:style>
    <style:style style:name="gr9" style:family="graphic" style:parent-style-name="objectwithoutfill">
      <style:graphic-properties draw:marker-end="Arrow" draw:marker-end-width="0.3cm" draw:fill="none" draw:opacity="40%" draw:textarea-vertical-align="middle" draw:shadow-opacity="40%"/>
    </style:style>
    <style:style style:name="gr10" style:family="graphic" style:parent-style-name="standard">
      <style:graphic-properties draw:stroke="none" svg:stroke-color="#000000" draw:fill="none" draw:fill-color="#ffffff" draw:opacity="40%" draw:textarea-horizontal-align="center" draw:textarea-vertical-align="middle" draw:auto-grow-height="false" fo:min-height="1.272cm" fo:padding-top="0cm" fo:padding-bottom="0cm" fo:padding-left="0cm" fo:padding-right="0cm" draw:shadow-opacity="40%"/>
    </style:style>
    <style:style style:name="gr11" style:family="graphic" style:parent-style-name="standard">
      <style:graphic-properties svg:stroke-width="0.127cm" svg:stroke-color="#000000" draw:marker-start-width="0.39cm" draw:marker-end-width="0.39cm" draw:fill="solid" draw:fill-color="#eeeeee" draw:opacity="40%" draw:textarea-vertical-align="middle" fo:padding-top="1.626cm" fo:padding-bottom="0.188cm" fo:padding-left="1.626cm" fo:padding-right="0.313cm" draw:shadow-opacity="40%"/>
    </style:style>
    <style:style style:name="gr12" style:family="graphic" style:parent-style-name="standard">
      <style:graphic-properties svg:stroke-width="0.127cm" svg:stroke-color="#000000" draw:marker-start-width="0.39cm" draw:marker-end-width="0.39cm" draw:fill="solid" draw:fill-color="#eeeeee" draw:opacity="40%" draw:textarea-horizontal-align="left" draw:textarea-vertical-align="top" fo:padding-top="1.27cm" fo:padding-bottom="0.188cm" fo:padding-left="1.27cm" fo:padding-right="0.313cm" draw:shadow-opacity="40%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>
      <style:paragraph-properties fo:text-align="center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7.54cm" svg:height="5.302cm" svg:x="2.066cm" svg:y="15.649cm" svg:viewBox="0 0 17541 5303" draw:points="0,2448 9587,5303 17541,612 8159,0">
            <text:p/>
          </draw:polygon>
          <draw:polygon draw:style-name="gr1" draw:text-style-name="P1" draw:layer="layout" svg:width="8.362cm" svg:height="11.217cm" svg:x="1.862cm" svg:y="6.878cm" svg:viewBox="0 0 8363 11218" draw:points="0,2244 204,11218 8363,8771 8363,0">
            <text:p/>
          </draw:polygon>
          <draw:polygon draw:style-name="gr1" draw:text-style-name="P1" draw:layer="layout" svg:width="6.526cm" svg:height="11.829cm" svg:x="10.225cm" svg:y="3.819cm" svg:viewBox="0 0 6527 11830" draw:points="0,11830 6527,9995 5915,0 0,3060">
            <text:p/>
          </draw:polygon>
          <draw:polygon draw:style-name="gr1" draw:text-style-name="P1" draw:layer="layout" svg:width="9.382cm" svg:height="2.447cm" svg:x="10.225cm" svg:y="13.813cm" svg:viewBox="0 0 9383 2448" draw:points="0,1836 6527,0 9383,2448">
            <text:p/>
          </draw:polygon>
          <draw:polygon draw:style-name="gr1" draw:text-style-name="P1" draw:layer="layout" svg:width="6.526cm" svg:height="6.118cm" svg:x="9.613cm" svg:y="0.759cm" svg:viewBox="0 0 6527 6119" draw:points="0,0 6527,3060 612,6119">
            <text:p/>
          </draw:polygon>
          <draw:polygon draw:style-name="gr1" draw:text-style-name="P1" draw:layer="layout" svg:width="8.363cm" svg:height="8.362cm" svg:x="1.862cm" svg:y="0.759cm" svg:viewBox="0 0 8364 8363" draw:points="7751,0 0,8363 8364,6121">
            <text:p/>
          </draw:polygon>
          <draw:polygon draw:style-name="gr1" draw:text-style-name="P1" draw:layer="layout" svg:width="3.466cm" svg:height="12.441cm" svg:x="16.14cm" svg:y="3.819cm" svg:viewBox="0 0 3467 12442" draw:points="3467,12442 612,9995 0,0 2652,3264">
            <text:p/>
          </draw:polygon>
          <draw:polygon draw:style-name="gr1" draw:text-style-name="P1" draw:layer="layout" svg:width="9.178cm" svg:height="6.322cm" svg:x="9.613cm" svg:y="0.759cm" svg:viewBox="0 0 9179 6323" draw:points="6527,3060 0,0 9179,6323">
            <text:p/>
          </draw:polygon>
          <draw:frame draw:style-name="gr2" draw:text-style-name="P2" draw:layer="layout" svg:width="1.778cm" svg:height="2.032cm" svg:x="9.925cm" svg:y="16.688cm">
            <draw:text-box>
              <text:p><text:span text:style-name="T1">6</text:span></text:p>
            </draw:text-box>
          </draw:frame>
          <draw:frame draw:style-name="gr2" draw:text-style-name="P2" draw:layer="layout" svg:width="1.778cm" svg:height="2.032cm" svg:x="15.07cm" svg:y="14.094cm">
            <draw:text-box>
              <text:p><text:span text:style-name="T1">1</text:span></text:p>
            </draw:text-box>
          </draw:frame>
          <draw:frame draw:style-name="gr2" draw:text-style-name="P2" draw:layer="layout" svg:width="1.778cm" svg:height="2.032cm" svg:x="16.975cm" svg:y="9.395cm">
            <draw:text-box>
              <text:p><text:span text:style-name="T1">3</text:span></text:p>
            </draw:text-box>
          </draw:frame>
          <draw:frame draw:style-name="gr2" draw:text-style-name="P2" draw:layer="layout" svg:width="1.778cm" svg:height="2.032cm" svg:x="12.784cm" svg:y="9.014cm">
            <draw:text-box>
              <text:p><text:span text:style-name="T1">4</text:span></text:p>
            </draw:text-box>
          </draw:frame>
          <draw:frame draw:style-name="gr2" draw:text-style-name="P2" draw:layer="layout" svg:width="1.778cm" svg:height="2.032cm" svg:x="5.672cm" svg:y="11.173cm">
            <draw:text-box>
              <text:p><text:span text:style-name="T1">9</text:span></text:p>
            </draw:text-box>
          </draw:frame>
          <draw:frame draw:style-name="gr2" draw:text-style-name="P2" draw:layer="layout" svg:width="1.778cm" svg:height="2.032cm" svg:x="6.942cm" svg:y="3.807cm">
            <draw:text-box>
              <text:p><text:span text:style-name="T1">14</text:span></text:p>
            </draw:text-box>
          </draw:frame>
          <draw:frame draw:style-name="gr2" draw:text-style-name="P2" draw:layer="layout" svg:width="1.778cm" svg:height="2.032cm" svg:x="13.927cm" svg:y="2.691cm">
            <draw:text-box>
              <text:p><text:span text:style-name="T1">12</text:span></text:p>
            </draw:text-box>
          </draw:frame>
          <draw:frame draw:style-name="gr2" draw:text-style-name="P2" draw:layer="layout" svg:width="1.778cm" svg:height="2.032cm" svg:x="11.214cm" svg:y="2.691cm">
            <draw:text-box>
              <text:p><text:span text:style-name="T1">13</text:span></text:p>
            </draw:text-box>
          </draw:frame>
          <draw:polygon draw:style-name="gr3" draw:text-style-name="P1" draw:layer="layout" svg:width="2.53cm" svg:height="1.912cm" draw:transform="rotate (0.231081592964049) translate (5.90262777059585cm 4.03259340444555cm)" svg:viewBox="0 0 2531 1913" draw:points="2342,1913 2531,0 0,1883">
            <text:p/>
          </draw:polygon>
          <draw:polygon draw:style-name="gr3" draw:text-style-name="P1" draw:layer="layout" svg:width="1.904cm" svg:height="2.035cm" draw:transform="rotate (0.231081592964049) translate (11.1746568763291cm 2.58696105439931cm)" svg:viewBox="0 0 1905 2036" draw:points="1905,1702 218,0 0,2036">
            <text:p/>
          </draw:polygon>
          <draw:polygon draw:style-name="gr3" draw:text-style-name="P1" draw:layer="layout" svg:width="1.366cm" svg:height="1.373cm" draw:transform="rotate (0.231081592964049) translate (5.73821585627957cm 11.6131129364999cm)" svg:viewBox="0 0 1367 1374" draw:points="0,1374 1047,1360 1367,0 291,138">
            <text:p/>
          </draw:polygon>
          <draw:polygon draw:style-name="gr3" draw:text-style-name="P1" draw:layer="layout" svg:width="2.93cm" svg:height="0.988cm" draw:transform="rotate (0.231081592964049) translate (9.42037276178112cm 17.6420735770303cm)" svg:viewBox="0 0 2931 989" draw:points="1396,989 2931,567 1629,0 0,269">
            <text:p/>
          </draw:polygon>
          <draw:polygon draw:style-name="gr3" draw:text-style-name="P1" draw:layer="layout" svg:width="1.424cm" svg:height="1.621cm" draw:transform="rotate (0.231081592964049) translate (12.7935884111262cm 9.213436498944cm)" svg:viewBox="0 0 1425 1622" draw:points="0,1622 1047,1607 1425,0 291,385">
            <text:p/>
          </draw:polygon>
          <draw:polygon draw:style-name="gr3" draw:text-style-name="P1" draw:layer="layout" svg:width="0.792cm" svg:height="2.122cm" draw:transform="rotate (0.231081592964049) translate (17.1715490516566cm 9.46827959344245cm)" svg:viewBox="0 0 793 2123" draw:points="0,1360 473,2123 793,764 320,0">
            <text:p/>
          </draw:polygon>
          <draw:polygon draw:style-name="gr3" draw:text-style-name="P1" draw:layer="layout" svg:width="3.402cm" svg:height="1.279cm" draw:transform="rotate (0.231081592964049) translate (14.0040297265367cm 15.1516176937124cm)" svg:viewBox="0 0 3403 1280" draw:points="2400,0 3403,1280 0,218">
            <text:p/>
          </draw:polygon>
          <draw:g>
            <draw:line draw:style-name="gr4" draw:text-style-name="P1" draw:layer="layout" svg:x1="11.006cm" svg:y1="15.183cm" svg:x2="13.038cm" svg:y2="15.31cm">
              <text:p/>
            </draw:line>
            <draw:line draw:style-name="gr4" draw:text-style-name="P1" draw:layer="layout" svg:x1="11.006cm" svg:y1="15.183cm" svg:x2="13.165cm" svg:y2="14.548cm">
              <text:p/>
            </draw:line>
            <draw:line draw:style-name="gr4" draw:text-style-name="P1" draw:layer="layout" svg:x1="11.006cm" svg:y1="15.183cm" svg:x2="11.006cm" svg:y2="13.278cm">
              <text:p/>
            </draw:line>
            <draw:frame draw:style-name="gr5" draw:layer="layout" svg:width="0.889cm" svg:height="1.018cm" svg:x="12.911cm" svg:y="14.929cm">
              <draw:text-box>
                <text:p>i</text:p>
              </draw:text-box>
            </draw:frame>
            <draw:frame draw:style-name="gr5" draw:layer="layout" svg:width="0.889cm" svg:height="1.018cm" svg:x="12.911cm" svg:y="14.038cm">
              <draw:text-box>
                <text:p>j</text:p>
              </draw:text-box>
            </draw:frame>
            <draw:frame draw:style-name="gr5" draw:layer="layout" svg:width="0.889cm" svg:height="1.018cm" svg:x="10.498cm" svg:y="12.262cm">
              <draw:text-box>
                <text:p>k</text:p>
              </draw:text-box>
            </draw:frame>
          </draw:g>
        </draw:g>
        <draw:g>
          <draw:polygon draw:style-name="gr6" draw:text-style-name="P1" draw:layer="layout" svg:width="9.383cm" svg:height="9.383cm" svg:x="10.223cm" svg:y="6.878cm" svg:viewBox="0 0 9384 9384" draw:points="9384,9384 0,8771 0,0 8567,204">
            <text:p/>
          </draw:polygon>
          <draw:polygon draw:style-name="gr6" draw:text-style-name="P1" draw:layer="layout" svg:width="9.178cm" svg:height="6.322cm" svg:x="9.611cm" svg:y="0.759cm" svg:viewBox="0 0 9179 6323" draw:points="612,6119 0,0 9179,6323">
            <text:p/>
          </draw:polygon>
          <draw:polygon draw:style-name="gr6" draw:text-style-name="P1" draw:layer="layout" svg:width="16.927cm" svg:height="3.261cm" svg:x="1.862cm" svg:y="6.88cm" svg:viewBox="0 0 16928 3262" draw:points="0,2244 10401,3262 16928,202 8363,0">
            <text:p/>
          </draw:polygon>
          <draw:polygon draw:style-name="gr6" draw:text-style-name="P1" draw:layer="layout" svg:width="8.564cm" svg:height="3.263cm" svg:x="10.244cm" svg:y="3.807cm" svg:viewBox="0 0 8565 3264" draw:points="5914,0 0,3061 8565,3264">
            <text:p/>
          </draw:polygon>
          <draw:frame draw:style-name="gr7" draw:text-style-name="P2" draw:layer="layout" svg:width="1.778cm" svg:height="2.032cm" svg:x="14.781cm" svg:y="4.578cm">
            <draw:text-box>
              <text:p><text:span text:style-name="T1">5</text:span></text:p>
            </draw:text-box>
          </draw:frame>
          <draw:frame draw:style-name="gr7" draw:text-style-name="P2" draw:layer="layout" svg:width="1.778cm" svg:height="2.032cm" svg:x="13.638cm" svg:y="10.674cm">
            <draw:text-box>
              <text:p><text:span text:style-name="T1">2</text:span></text:p>
            </draw:text-box>
          </draw:frame>
          <draw:frame draw:style-name="gr7" draw:text-style-name="P2" draw:layer="layout" svg:width="1.778cm" svg:height="2.032cm" svg:x="10.163cm" svg:y="7.299cm">
            <draw:text-box>
              <text:p><text:span text:style-name="T1">10</text:span></text:p>
            </draw:text-box>
          </draw:frame>
          <draw:frame draw:style-name="gr7" draw:text-style-name="P2" draw:layer="layout" svg:width="1.778cm" svg:height="2.032cm" svg:x="11.987cm" svg:y="3.689cm">
            <draw:text-box>
              <text:p><text:span text:style-name="T1">11</text:span></text:p>
            </draw:text-box>
          </draw:frame>
          <draw:polygon draw:style-name="gr8" draw:text-style-name="P1" draw:layer="layout" svg:width="2.348cm" svg:height="2.536cm" draw:transform="rotate (0.231081592964049) translate (11.8944601520241cm 3.56212701788325cm)" svg:viewBox="0 0 2349 2537" draw:points="2349,2537 1,0 0,1985">
            <text:p/>
          </draw:polygon>
          <draw:polygon draw:style-name="gr8" draw:text-style-name="P1" draw:layer="layout" svg:width="2.842cm" svg:height="1.439cm" draw:transform="rotate (0.231081592964049) translate (13.6504512737859cm 5.37863737344719cm)" svg:viewBox="0 0 2843 1440" draw:points="2843,1440 2269,0 0,771">
            <text:p/>
          </draw:polygon>
          <draw:polygon draw:style-name="gr8" draw:text-style-name="P1" draw:layer="layout" svg:width="3.506cm" svg:height="0.893cm" draw:transform="rotate (0.231081592964049) translate (9.06219067384087cm 8.35005365042283cm)" svg:viewBox="0 0 3507 894" draw:points="1972,894 3507,473 2052,0 0,169">
            <text:p/>
          </draw:polygon>
          <draw:polygon draw:style-name="gr8" draw:text-style-name="P1" draw:layer="layout" svg:width="1.102cm" svg:height="1.344cm" draw:transform="rotate (0.231081592964049) translate (13.8261764968099cm 11.1149560309984cm)" svg:viewBox="0 0 1103 1345" draw:points="989,1345 1103,189 262,0 0,1113">
            <text:p/>
          </draw:polygon>
          <draw:g>
            <draw:line draw:style-name="gr9" draw:text-style-name="P1" draw:layer="layout" svg:x1="10.906cm" svg:y1="6.701cm" svg:x2="12.811cm" svg:y2="6.701cm">
              <text:p/>
            </draw:line>
            <draw:line draw:style-name="gr9" draw:text-style-name="P1" draw:layer="layout" svg:x1="11.006cm" svg:y1="6.701cm" svg:x2="12.403cm" svg:y2="6.066cm">
              <text:p/>
            </draw:line>
            <draw:line draw:style-name="gr9" draw:text-style-name="P1" draw:layer="layout" svg:x1="10.819cm" svg:y1="6.785cm" svg:x2="10.625cm" svg:y2="4.823cm">
              <text:p/>
            </draw:line>
            <draw:frame draw:style-name="gr10" draw:layer="layout" svg:width="0.889cm" svg:height="1.018cm" svg:x="12.616cm" svg:y="6.083cm">
              <draw:text-box>
                <text:p>i</text:p>
              </draw:text-box>
            </draw:frame>
            <draw:frame draw:style-name="gr10" draw:layer="layout" svg:width="0.889cm" svg:height="1.018cm" svg:x="12.343cm" svg:y="5.461cm">
              <draw:text-box>
                <text:p>j</text:p>
              </draw:text-box>
            </draw:frame>
            <draw:frame draw:style-name="gr10" draw:layer="layout" svg:width="0.889cm" svg:height="1.102cm" svg:x="9.863cm" svg:y="4.329cm">
              <draw:text-box>
                <text:p>k</text:p>
              </draw:text-box>
            </draw:frame>
          </draw:g>
          <draw:g>
            <draw:line draw:style-name="gr9" draw:text-style-name="P1" draw:layer="layout" svg:x1="3.586cm" svg:y1="8.996cm" svg:x2="5.191cm" svg:y2="9.123cm">
              <text:p/>
            </draw:line>
            <draw:line draw:style-name="gr9" draw:text-style-name="P1" draw:layer="layout" svg:x1="3.586cm" svg:y1="8.996cm" svg:x2="5.826cm" svg:y2="8.361cm">
              <text:p/>
            </draw:line>
            <draw:line draw:style-name="gr9" draw:text-style-name="P1" draw:layer="layout" svg:x1="3.586cm" svg:y1="8.996cm" svg:x2="5.064cm" svg:y2="7.472cm">
              <text:p/>
            </draw:line>
            <draw:frame draw:style-name="gr10" draw:layer="layout" svg:width="0.889cm" svg:height="1.018cm" svg:x="5.064cm" svg:y="8.613cm">
              <draw:text-box>
                <text:p>i</text:p>
              </draw:text-box>
            </draw:frame>
            <draw:frame draw:style-name="gr10" draw:layer="layout" svg:width="0.889cm" svg:height="1.018cm" svg:x="5.826cm" svg:y="7.851cm">
              <draw:text-box>
                <text:p>j</text:p>
              </draw:text-box>
            </draw:frame>
            <draw:frame draw:style-name="gr10" draw:layer="layout" svg:width="0.889cm" svg:height="1.018cm" svg:x="5.064cm" svg:y="6.454cm">
              <draw:text-box>
                <text:p>k</text:p>
              </draw:text-box>
            </draw:frame>
          </draw:g>
          <draw:g>
            <draw:line draw:style-name="gr9" draw:text-style-name="P1" draw:layer="layout" svg:x1="3.419cm" svg:y1="18.033cm" svg:x2="5.197cm" svg:y2="18.541cm">
              <text:p/>
            </draw:line>
            <draw:line draw:style-name="gr9" draw:text-style-name="P1" draw:layer="layout" svg:x1="3.419cm" svg:y1="18.033cm" svg:x2="5.578cm" svg:y2="17.398cm">
              <text:p/>
            </draw:line>
            <draw:line draw:style-name="gr9" draw:text-style-name="P1" draw:layer="layout" svg:x1="3.419cm" svg:y1="18.033cm" svg:x2="3.419cm" svg:y2="16.128cm">
              <text:p/>
            </draw:line>
            <draw:frame draw:style-name="gr10" draw:layer="layout" svg:width="0.889cm" svg:height="1.018cm" svg:x="4.816cm" svg:y="18.031cm">
              <draw:text-box>
                <text:p>i</text:p>
              </draw:text-box>
            </draw:frame>
            <draw:frame draw:style-name="gr10" draw:layer="layout" svg:width="0.889cm" svg:height="1.018cm" svg:x="5.324cm" svg:y="16.888cm">
              <draw:text-box>
                <text:p>j</text:p>
              </draw:text-box>
            </draw:frame>
            <draw:frame draw:style-name="gr10" draw:layer="layout" svg:width="0.889cm" svg:height="1.018cm" svg:x="2.911cm" svg:y="15.112cm">
              <draw:text-box>
                <text:p>k</text:p>
              </draw:text-box>
            </draw:frame>
          </draw:g>
        </draw:g>
        <draw:g>
          <draw:polygon draw:style-name="gr11" draw:text-style-name="P3" draw:layer="layout" svg:width="10.4cm" svg:height="9.383cm" svg:x="1.878cm" svg:y="0.797cm" svg:viewBox="0 0 10401 9384" draw:points="0,8366 10401,9384 7749,0">
            <text:p/>
          </draw:polygon>
          <draw:polygon draw:style-name="gr12" draw:text-style-name="P3" draw:layer="layout" svg:width="9.178cm" svg:height="9.383cm" svg:x="9.627cm" svg:y="0.797cm" svg:viewBox="0 0 9179 9384" draw:points="9179,6323 2652,9384 0,0">
            <text:p/>
          </draw:polygon>
          <draw:polygon draw:style-name="gr6" draw:text-style-name="P4" draw:layer="layout" svg:width="7.957cm" svg:height="13.867cm" svg:x="11.667cm" svg:y="7.122cm" svg:viewBox="0 0 7958 13868" draw:points="7958,9180 0,13868 612,3058 7141,0">
            <text:p/>
          </draw:polygon>
          <draw:polygon draw:style-name="gr6" draw:text-style-name="P4" draw:layer="layout" svg:width="10.4cm" svg:height="11.828cm" svg:x="1.878cm" svg:y="9.161cm" svg:viewBox="0 0 10401 11829" draw:points="0,0 204,8975 9789,11829 10401,1018">
            <text:p/>
          </draw:polygon>
          <draw:frame draw:style-name="gr7" draw:text-style-name="P2" draw:layer="layout" svg:width="1.778cm" svg:height="2.032cm" svg:x="5.688cm" svg:y="13.497cm">
            <draw:text-box>
              <text:p><text:span text:style-name="T1">7</text:span></text:p>
            </draw:text-box>
          </draw:frame>
          <draw:frame draw:style-name="gr7" draw:text-style-name="P2" draw:layer="layout" svg:width="1.778cm" svg:height="2.032cm" svg:x="14.605cm" svg:y="12.181cm">
            <draw:text-box>
              <text:p><text:span text:style-name="T1">8</text:span></text:p>
            </draw:text-box>
          </draw:frame>
          <draw:frame draw:style-name="gr7" draw:text-style-name="P2" draw:layer="layout" svg:width="1.778cm" svg:height="2.032cm" svg:x="7.11cm" svg:y="5.253cm">
            <draw:text-box>
              <text:p><text:span text:style-name="T1">15</text:span></text:p>
            </draw:text-box>
          </draw:frame>
          <draw:frame draw:style-name="gr7" draw:text-style-name="P2" draw:layer="layout" svg:width="1.778cm" svg:height="2.032cm" svg:x="12.7cm" svg:y="5.007cm">
            <draw:text-box>
              <text:p><text:span text:style-name="T1">16</text:span></text:p>
            </draw:text-box>
          </draw:frame>
          <draw:polygon draw:style-name="gr3" draw:text-style-name="P1" draw:layer="layout" svg:width="1.824cm" svg:height="1.97cm" draw:transform="rotate (0.231081592964049) translate (6.50888747736902cm 5.52071588545198cm)" svg:viewBox="0 0 1825 1971" draw:points="1825,1971 1767,0 0,1411">
            <text:p/>
          </draw:polygon>
          <draw:polygon draw:style-name="gr3" draw:text-style-name="P1" draw:layer="layout" svg:width="1.605cm" svg:height="2.028cm" draw:transform="rotate (0.231081592964049) translate (12.8cm 4.988cm)" svg:viewBox="0 0 1606 2029" draw:points="1606,1608 0,0 72,2029">
            <text:p/>
          </draw:polygon>
          <draw:polygon draw:style-name="gr3" draw:text-style-name="P1" draw:layer="layout" svg:width="1.221cm" svg:height="1.439cm" draw:transform="rotate (0.231081592964049) translate (5.84117649680994cm 13.9649560309984cm)" svg:viewBox="0 0 1222 1440" draw:points="836,1440 1222,356 262,0 0,1113">
            <text:p/>
          </draw:polygon>
          <draw:polygon draw:style-name="gr3" draw:text-style-name="P1" draw:layer="layout" svg:width="1.242cm" svg:height="1.403cm" draw:transform="rotate (0.231081592964049) translate (14.7375540750575cm 12.6657992139232cm)" svg:viewBox="0 0 1243 1404" draw:points="0,1404 291,167 1243,0 1105,1142">
            <text:p/>
          </draw:polygon>
        </draw:g>
        <draw:custom-shape draw:style-name="gr13" draw:text-style-name="P1" draw:layer="layout" svg:width="1.27cm" svg:height="1.27cm" svg:x="8.974cm" svg:y="0.124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cm" svg:height="1.27cm" svg:x="1.608cm" svg:y="17.39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cm" svg:height="1.27cm" svg:x="19.007cm" svg:y="15.61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cm" svg:height="1.27cm" svg:x="11.006cm" svg:y="20.31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cm" svg:height="1.27cm" svg:x="16.213cm" svg:y="13.20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cm" svg:height="1.27cm" svg:x="9.609cm" svg:y="14.85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cm" svg:height="1.27cm" svg:x="15.451cm" svg:y="3.04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cm" svg:height="1.27cm" svg:x="1.227cm" svg:y="8.50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cm" svg:height="1.27cm" svg:x="11.641cm" svg:y="9.522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cm" svg:height="1.27cm" svg:x="18.118cm" svg:y="6.347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cm" svg:height="1.27cm" svg:x="9.509cm" svg:y="6.2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1.7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9T14:22:49.804316987</meta:creation-date>
    <dc:date>2014-11-19T17:12:30.798493982</dc:date>
    <meta:editing-duration>PT1H53M46S</meta:editing-duration>
    <meta:editing-cycles>6</meta:editing-cycles>
    <meta:generator>LibreOffice/4.2.7.2$Linux_X86_64 LibreOffice_project/420m0$Build-2</meta:generator>
    <meta:document-statistic meta:object-count="89"/>
  </office:meta>
</office:document-meta>
</file>